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4538f" officeooo:paragraph-rsid="0014538f"/>
    </style:style>
    <style:style style:name="P4" style:family="paragraph" style:parent-style-name="Standard">
      <style:text-properties officeooo:paragraph-rsid="0014538f"/>
    </style:style>
    <style:style style:name="P5" style:family="paragraph" style:parent-style-name="Standard">
      <style:text-properties officeooo:rsid="0014c36a" officeooo:paragraph-rsid="0014c36a"/>
    </style:style>
    <style:style style:name="P6" style:family="paragraph" style:parent-style-name="Standard">
      <style:text-properties officeooo:paragraph-rsid="0014c36a"/>
    </style:style>
    <style:style style:name="P7" style:family="paragraph" style:parent-style-name="Standard">
      <style:text-properties fo:font-style="italic" officeooo:rsid="0014c36a" officeooo:paragraph-rsid="0014c36a" style:font-style-asian="italic" style:font-style-complex="italic"/>
    </style:style>
    <style:style style:name="P8" style:family="paragraph" style:parent-style-name="Standard">
      <style:paragraph-properties fo:break-before="page"/>
    </style:style>
    <style:style style:name="P9" style:family="paragraph" style:parent-style-name="Standard">
      <style:paragraph-properties fo:margin-left="0.25in" fo:margin-right="0in" fo:text-indent="0in" style:auto-text-indent="false"/>
    </style:style>
    <style:style style:name="P10" style:family="paragraph" style:parent-style-name="Standard">
      <style:paragraph-properties fo:margin-top="0.1665in" fo:margin-bottom="0.111in" loext:contextual-spacing="false"/>
    </style:style>
    <style:style style:name="P11" style:family="paragraph" style:parent-style-name="Quote">
      <style:paragraph-properties fo:margin-top="0.0835in" fo:margin-bottom="0.0835in" loext:contextual-spacing="true" fo:line-height="0.139in"/>
    </style:style>
    <style:style style:name="P12" style:family="paragraph" style:parent-style-name="Contents_20_3">
      <style:paragraph-properties>
        <style:tab-stops>
          <style:tab-stop style:position="6.4929in" style:type="right" style:leader-style="dotted" style:leader-text="."/>
        </style:tab-stops>
      </style:paragraph-properties>
    </style:style>
    <style:style style:name="P13" style:family="paragraph" style:parent-style-name="Endnote" style:master-page-name="Converted3">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List_20_Paragraph" style:list-style-name="WWNum2"/>
    <style:style style:name="P16" style:family="paragraph" style:parent-style-name="List_20_Paragraph" style:list-style-name="WWNum3"/>
    <style:style style:name="P17" style:family="paragraph" style:parent-style-name="Contents_20_2">
      <style:paragraph-properties>
        <style:tab-stops>
          <style:tab-stop style:position="6.4929in" style:type="right" style:leader-style="dotted" style:leader-text="."/>
        </style:tab-stops>
      </style:paragraph-properties>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6.492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4c36a" style:font-style-asian="italic" style:font-style-complex="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text:display="true"/>
    </style:style>
    <style:style style:name="T6" style:family="text">
      <style:text-properties style:font-name-asian="F"/>
    </style:style>
    <style:style style:name="T7" style:family="text">
      <style:text-properties style:text-position="super 58%"/>
    </style:style>
    <style:style style:name="T8" style:family="text">
      <style:text-properties officeooo:rsid="0014538f"/>
    </style:style>
    <style:style style:name="T9" style:family="text">
      <style:text-properties officeooo:rsid="0014c36a"/>
    </style:style>
    <style:style style:name="T10" style:family="text">
      <style:text-properties fo:font-style="normal" style:font-style-asian="normal" style:font-style-complex="normal"/>
    </style:style>
    <style:style style:name="T11" style:family="text">
      <style:text-properties fo:font-style="normal" officeooo:rsid="0014c36a"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office:annotation office:name="__Annotation__4_3631404510"><dc:creator>jfredett@gmail.com</dc:creator><dc:date>2015-07-20T16:14:00</dc:date><loext:sender-initials>j</loext:sender-initials><text:p>TODO: Art for this thing</text:p><text:p/></office:annotation>The Infinite Dungeon of Abdul Abulbul Amir<text:bookmark text:name="_Toc441595241"/><office:annotation-end office:name="__Annotation__4_3631404510"/></text:h>
      <text:p text:style-name="Standard"/>
      <text:p text:style-name="P11">The sons of the prophet were valiant and bold,</text:p>
      <text:p text:style-name="P11">and quite unaccustomed to fear;</text:p>
      <text:p text:style-name="P11">but of all the most reckless</text:p>
      <text:p text:style-name="P11">-- or so I am told --</text:p>
      <text:p text:style-name="P11">was Abdul Abulbul Amir</text:p>
      <text:p text:style-name="P11"/>
      <text:p text:style-name="P11">You see -- that mad wizard wandered, the hills and the plains</text:p>
      <text:p text:style-name="P11">and came to a field open and clear.</text:p>
      <text:p text:style-name="P11">He built his deep dungeon</text:p>
      <text:p text:style-name="P11">with his own magicked truncheon</text:p>
      <text:p text:style-name="P11">the depths of Abdul Abulbul Amir</text:p>
      <text:p text:style-name="P11"/>
      <text:p text:style-name="P11">Soon there came warriors,</text:p>
      <text:p text:style-name="P11">to try forth their hand</text:p>
      <text:p text:style-name="P11">shouting as they went, ‘au revoir’.</text:p>
      <text:p text:style-name="P11">But few returned ever;</text:p>
      <text:p text:style-name="P11">for most were not clever,</text:p>
      <text:p text:style-name="P11">and we dared not wonder where the rest are.<text:line-break/></text:p>
      <text:p text:style-name="P11">There were brave folks aplenty, all well known to fame,</text:p>
      <text:p text:style-name="P11">who served in the ranks of the Czar.</text:p>
      <text:p text:style-name="P11">For by this I imply,</text:p>
      <text:p text:style-name="P11">you are going to die.</text:p>
      <text:p text:style-name="P11">In the depths of the cavernous scar.</text:p>
      <text:p text:style-name="P11"/>
      <text:p text:style-name="P11">Now pour you a tankard,</text:p>
      <text:p text:style-name="P11">and listen to my tale --</text:p>
      <text:p text:style-name="P11">a tale of great fortune and cheer.</text:p>
      <text:p text:style-name="P11">For tomorrow you'll die</text:p>
      <text:p text:style-name="P11">like every other guy</text:p>
      <text:p text:style-name="P11">in the dungeon of Abdul Abulbul Amir</text:p>
      <text:p text:style-name="Standard"/>
      <text:h text:style-name="Heading_20_2" text:outline-level="2"><text:bookmark-start text:name="_Toc441595242"/>Summary<text:bookmark-end text:name="_Toc441595242"/></text:h>
      <text:p text:style-name="Standard"/>
      <text:p text:style-name="Standard"><text:span text:style-name="T1">The Infinite Dungeon of Abdul Abulbul Amir </text:span>is a long-form persistent-world campaign designed for old school style role-playing systems. It will probably not work well in ‘power fantasy’ style systems like<text:span text:style-name="T1"> D&amp;D 5e </text:span>or similar, but games like <text:span text:style-name="T1">Dungeon Crawl Classics</text:span>, <text:span text:style-name="T1">Basic D&amp;D, Dungeon World,</text:span> and similar should work well. <text:span text:style-name="T1">Infinite Dungeon</text:span> is designed to be played in a drop-in/drop-out style, with any number of adventurers at any time. It is best used with the ‘character funnel’ concept from <text:span text:style-name="T1">DCC</text:span>; where each player plays many characters (and at the GMs discretion, multiple parties may be adventuring in the dungeon at the same time). It will be commonplace for characters to die, and it will be commonplace to roll new characters. Part of <text:span text:style-name="T1">Infinite Dungeon</text:span> is bound up in that straight dungeon crawl through a random, persistent, infinitely deep dungeon; the other part is located in the outpost town of <text:span text:style-name="T1">Iskavi</text:span> a persistent village where the players may invest their hard-won loot to improve the town and gain benefits for future delves into the dungeon.</text:p>
      <text:p text:style-name="Standard"/>
      <text:p text:style-name="P8"/>
      <text:p text:style-name="TOC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Toc441595241" text:style-name="Index_20_Link" text:visited-style-name="Index_20_Link">The Infinite Dungeon of Abdul Abulbul Amir</text:a><text:a xlink:type="simple" xlink:href="#_Toc441595241" text:style-name="Index_20_Link" text:visited-style-name="Index_20_Link"><text:span text:style-name="T5"><text:tab/>1</text:span></text:a></text:p>
          <text:p text:style-name="P17"><text:a xlink:type="simple" xlink:href="#_Toc441595242" text:style-name="Index_20_Link" text:visited-style-name="Index_20_Link">Summary</text:a><text:a xlink:type="simple" xlink:href="#_Toc441595242" text:style-name="Index_20_Link" text:visited-style-name="Index_20_Link"><text:span text:style-name="T5"><text:tab/>1</text:span></text:a></text:p>
          <text:p text:style-name="P17"><text:a xlink:type="simple" xlink:href="#_Toc441595243" text:style-name="Index_20_Link" text:visited-style-name="Index_20_Link">Location and Dramatis Personae</text:a><text:a xlink:type="simple" xlink:href="#_Toc441595243" text:style-name="Index_20_Link" text:visited-style-name="Index_20_Link"><text:span text:style-name="T5"><text:tab/>4</text:span></text:a></text:p>
          <text:p text:style-name="P17"><text:a xlink:type="simple" xlink:href="#_Toc441595244" text:style-name="Index_20_Link" text:visited-style-name="Index_20_Link">Adventuring in the </text:a><text:a xlink:type="simple" xlink:href="#_Toc441595244" text:style-name="Index_20_Link" text:visited-style-name="Index_20_Link"><text:span text:style-name="T1">Infinite Dungeon</text:span></text:a><text:a xlink:type="simple" xlink:href="#_Toc441595244" text:style-name="Index_20_Link" text:visited-style-name="Index_20_Link"><text:span text:style-name="T5"><text:tab/>4</text:span></text:a></text:p>
          <text:p text:style-name="P19"><text:a xlink:type="simple" xlink:href="#_Toc441595245" text:style-name="Index_20_Link" text:visited-style-name="Index_20_Link">How to play</text:a><text:a xlink:type="simple" xlink:href="#_Toc441595245" text:style-name="Index_20_Link" text:visited-style-name="Index_20_Link"><text:span text:style-name="T5"><text:tab/>5</text:span></text:a></text:p>
          <text:p text:style-name="P17"><text:a xlink:type="simple" xlink:href="#_Toc441595246" text:style-name="Index_20_Link" text:visited-style-name="Index_20_Link">System Choice</text:a><text:a xlink:type="simple" xlink:href="#_Toc441595246" text:style-name="Index_20_Link" text:visited-style-name="Index_20_Link"><text:span text:style-name="T5"><text:tab/>5</text:span></text:a></text:p>
          <text:p text:style-name="P12"><text:a xlink:type="simple" xlink:href="#_Toc441595247" text:style-name="Index_20_Link" text:visited-style-name="Index_20_Link">Single Sheet Systems</text:a><text:a xlink:type="simple" xlink:href="#_Toc441595247" text:style-name="Index_20_Link" text:visited-style-name="Index_20_Link"><text:span text:style-name="T5"><text:tab/>6</text:span></text:a></text:p>
          <text:p text:style-name="P12"><text:a xlink:type="simple" xlink:href="#_Toc441595248" text:style-name="Index_20_Link" text:visited-style-name="Index_20_Link">Dungeon World</text:a><text:a xlink:type="simple" xlink:href="#_Toc441595248" text:style-name="Index_20_Link" text:visited-style-name="Index_20_Link"><text:span text:style-name="T5"><text:tab/>6</text:span></text:a></text:p>
          <text:p text:style-name="P12"><text:a xlink:type="simple" xlink:href="#_Toc441595249" text:style-name="Index_20_Link" text:visited-style-name="Index_20_Link">Stars Without Number-compatible</text:a><text:a xlink:type="simple" xlink:href="#_Toc441595249" text:style-name="Index_20_Link" text:visited-style-name="Index_20_Link"><text:span text:style-name="T5"><text:tab/>6</text:span></text:a></text:p>
          <text:p text:style-name="P12"><text:a xlink:type="simple" xlink:href="#_Toc441595250" text:style-name="Index_20_Link" text:visited-style-name="Index_20_Link">Basic D&amp;D (Moldvay edition)</text:a><text:a xlink:type="simple" xlink:href="#_Toc441595250" text:style-name="Index_20_Link" text:visited-style-name="Index_20_Link"><text:span text:style-name="T5"><text:tab/>6</text:span></text:a></text:p>
          <text:p text:style-name="P12"><text:a xlink:type="simple" xlink:href="#_Toc441595251" text:style-name="Index_20_Link" text:visited-style-name="Index_20_Link">Dungeon Crawl Classics</text:a><text:a xlink:type="simple" xlink:href="#_Toc441595251" text:style-name="Index_20_Link" text:visited-style-name="Index_20_Link"><text:span text:style-name="T5"><text:tab/>6</text:span></text:a></text:p>
          <text:p text:style-name="P12"><text:a xlink:type="simple" xlink:href="#_Toc441595252" text:style-name="Index_20_Link" text:visited-style-name="Index_20_Link">Other Games</text:a><text:a xlink:type="simple" xlink:href="#_Toc441595252" text:style-name="Index_20_Link" text:visited-style-name="Index_20_Link"><text:span text:style-name="T5"><text:tab/>6</text:span></text:a></text:p>
          <text:p text:style-name="P17"><text:a xlink:type="simple" xlink:href="#_Toc441595253" text:style-name="Index_20_Link" text:visited-style-name="Index_20_Link">Prepare the Dungeon</text:a><text:a xlink:type="simple" xlink:href="#_Toc441595253" text:style-name="Index_20_Link" text:visited-style-name="Index_20_Link"><text:span text:style-name="T5"><text:tab/>7</text:span></text:a></text:p>
          <text:p text:style-name="P17"><text:a xlink:type="simple" xlink:href="#_Toc441595254" text:style-name="Index_20_Link" text:visited-style-name="Index_20_Link">Play the Game!</text:a><text:a xlink:type="simple" xlink:href="#_Toc441595254" text:style-name="Index_20_Link" text:visited-style-name="Index_20_Link"><text:span text:style-name="T5"><text:tab/>7</text:span></text:a></text:p>
          <text:p text:style-name="P19"><text:a xlink:type="simple" xlink:href="#_Toc441595255" text:style-name="Index_20_Link" text:visited-style-name="Index_20_Link">Playing the Game</text:a><text:a xlink:type="simple" xlink:href="#_Toc441595255" text:style-name="Index_20_Link" text:visited-style-name="Index_20_Link"><text:span text:style-name="T5"><text:tab/>7</text:span></text:a></text:p>
          <text:p text:style-name="P17"><text:a xlink:type="simple" xlink:href="#_Toc441595256" text:style-name="Index_20_Link" text:visited-style-name="Index_20_Link">The Basic Flow</text:a><text:a xlink:type="simple" xlink:href="#_Toc441595256" text:style-name="Index_20_Link" text:visited-style-name="Index_20_Link"><text:span text:style-name="T5"><text:tab/>7</text:span></text:a></text:p>
          <text:p text:style-name="P12"><text:a xlink:type="simple" xlink:href="#_Toc441595257" text:style-name="Index_20_Link" text:visited-style-name="Index_20_Link">Actions</text:a><text:a xlink:type="simple" xlink:href="#_Toc441595257" text:style-name="Index_20_Link" text:visited-style-name="Index_20_Link"><text:span text:style-name="T5"><text:tab/>8</text:span></text:a></text:p>
          <text:p text:style-name="P12"><text:a xlink:type="simple" xlink:href="#_Toc441595258" text:style-name="Index_20_Link" text:visited-style-name="Index_20_Link">Clocks</text:a><text:a xlink:type="simple" xlink:href="#_Toc441595258" text:style-name="Index_20_Link" text:visited-style-name="Index_20_Link"><text:span text:style-name="T5"><text:tab/>8</text:span></text:a></text:p>
          <text:p text:style-name="P12"><text:a xlink:type="simple" xlink:href="#_Toc441595259" text:style-name="Index_20_Link" text:visited-style-name="Index_20_Link">The Chart</text:a><text:a xlink:type="simple" xlink:href="#_Toc441595259" text:style-name="Index_20_Link" text:visited-style-name="Index_20_Link"><text:span text:style-name="T5"><text:tab/>9</text:span></text:a></text:p>
          <text:p text:style-name="P12"><text:a xlink:type="simple" xlink:href="#_Toc441595260" text:style-name="Index_20_Link" text:visited-style-name="Index_20_Link">Walking through a turn</text:a><text:a xlink:type="simple" xlink:href="#_Toc441595260" text:style-name="Index_20_Link" text:visited-style-name="Index_20_Link"><text:span text:style-name="T5"><text:tab/>9</text:span></text:a></text:p>
          <text:p text:style-name="P12"><text:a xlink:type="simple" xlink:href="#_Toc441595261" text:style-name="Index_20_Link" text:visited-style-name="Index_20_Link">Building Rooms and Hallways</text:a><text:a xlink:type="simple" xlink:href="#_Toc441595261" text:style-name="Index_20_Link" text:visited-style-name="Index_20_Link"><text:span text:style-name="T5"><text:tab/>9</text:span></text:a></text:p>
          <text:p text:style-name="P12"><text:a xlink:type="simple" xlink:href="#_Toc441595262" text:style-name="Index_20_Link" text:visited-style-name="Index_20_Link">Treasure and Experience</text:a><text:a xlink:type="simple" xlink:href="#_Toc441595262" text:style-name="Index_20_Link" text:visited-style-name="Index_20_Link"><text:span text:style-name="T5"><text:tab/>9</text:span></text:a></text:p>
          <text:p text:style-name="P17"><text:a xlink:type="simple" xlink:href="#_Toc441595263" text:style-name="Index_20_Link" text:visited-style-name="Index_20_Link">In Town</text:a><text:a xlink:type="simple" xlink:href="#_Toc441595263" text:style-name="Index_20_Link" text:visited-style-name="Index_20_Link"><text:span text:style-name="T5"><text:tab/>9</text:span></text:a></text:p>
          <text:p text:style-name="P12"><text:a xlink:type="simple" xlink:href="#_Toc441595264" text:style-name="Index_20_Link" text:visited-style-name="Index_20_Link">The Tavern</text:a><text:a xlink:type="simple" xlink:href="#_Toc441595264" text:style-name="Index_20_Link" text:visited-style-name="Index_20_Link"><text:span text:style-name="T5"><text:tab/>9</text:span></text:a></text:p>
          <text:p text:style-name="P12"><text:a xlink:type="simple" xlink:href="#_Toc441595265" text:style-name="Index_20_Link" text:visited-style-name="Index_20_Link">The Hedge-Witch</text:a><text:a xlink:type="simple" xlink:href="#_Toc441595265" text:style-name="Index_20_Link" text:visited-style-name="Index_20_Link"><text:span text:style-name="T5"><text:tab/>9</text:span></text:a></text:p>
          <text:p text:style-name="P12"><text:a xlink:type="simple" xlink:href="#_Toc441595266" text:style-name="Index_20_Link" text:visited-style-name="Index_20_Link">Cost of living, Improvements, and Maintenance</text:a><text:a xlink:type="simple" xlink:href="#_Toc441595266" text:style-name="Index_20_Link" text:visited-style-name="Index_20_Link"><text:span text:style-name="T5"><text:tab/>9</text:span></text:a></text:p>
          <text:p text:style-name="P17"><text:a xlink:type="simple" xlink:href="#_Toc441595267" text:style-name="Index_20_Link" text:visited-style-name="Index_20_Link">In the Dungeon</text:a><text:a xlink:type="simple" xlink:href="#_Toc441595267" text:style-name="Index_20_Link" text:visited-style-name="Index_20_Link"><text:span text:style-name="T5"><text:tab/>10</text:span></text:a></text:p>
          <text:p text:style-name="P12"><text:a xlink:type="simple" xlink:href="#_Toc441595268" text:style-name="Index_20_Link" text:visited-style-name="Index_20_Link">Doing things by hand</text:a><text:a xlink:type="simple" xlink:href="#_Toc441595268" text:style-name="Index_20_Link" text:visited-style-name="Index_20_Link"><text:span text:style-name="T5"><text:tab/>10</text:span></text:a></text:p>
          <text:p text:style-name="P12"><text:a xlink:type="simple" xlink:href="#_Toc441595269" text:style-name="Index_20_Link" text:visited-style-name="Index_20_Link">Doing things with the Assistant</text:a><text:a xlink:type="simple" xlink:href="#_Toc441595269" text:style-name="Index_20_Link" text:visited-style-name="Index_20_Link"><text:span text:style-name="T5"><text:tab/>10</text:span></text:a></text:p>
          <text:p text:style-name="P1"/>
        </text:index-body>
      </text:table-of-content>
      <text:p text:style-name="P1"><text:soft-page-break/></text:p>
      <text:h text:style-name="P18" text:outline-level="2"><text:bookmark-start text:name="_Toc441595243"/>Location and Dramatis Personae<text:bookmark-end text:name="_Toc441595243"/></text:h>
      <text:p text:style-name="Standard"/>
      <text:p text:style-name="Standard">Unlike many games, the world of <text:span text:style-name="T1">Infinite Dungeon</text:span> is the same as ours – Earth, sometime in the 18<text:span text:style-name="T7">th</text:span> or 19<text:span text:style-name="T7">th</text:span> century, somewhere in Czarist Russia. Unlike our world, science and technology was stymied by the existence of Magic. Not only do magical races (Elves, Gnomes, Dwarves, Halflings, etc.) exist and interact with the world, but Wizards and Clerics can cast mighty powers given to them through Arcane Study or Divine Intervention. The average technology never passed the late medieval period; though there are some experiments with gunpowder, it’s mostly in the form of fireworks and small bombs. Further, the presence of magic had largely eliminates the old religions of earth, the move toward Monotheism never happened (after all, the gods directly influenced events at the behest of clerics, or so it seemed) so there remains an alternate Pantheon of gods and goddesses governing the different elements and arcana of society. They are largely pastiches of gods from old Greek, Roman, Indian, Chinese, and Slavic cultures, owing to the colossal upheaval that easy travel via teleportation and portals that being able to wield magic allows.</text:p>
      <text:p text:style-name="Standard">While local culture did, more or less, develop as expected, there was never a colonial drive; and the Americas have yet to be discovered. After all, alchemists could simply turn lead to gold as needed – or to any other element for that matter -- so there was no drive to exploit new lands. Instead, the highly miscible nature and low scarcity of goods, owing to the easy logistics of simple arcane transportation hubs, has led to an era of relative peace. Still, the major powers consolidate through diplomatic alliance, and among the most powerful in the European Sphere (where the game takes place) are the <text:span text:style-name="T4">United Kingdom of Britain, France, and Scandinavia</text:span>, the <text:span text:style-name="T4">Grand Federated Nation of Germany the Central States and Ukraine</text:span>, and <text:span text:style-name="T4">The Most Glorious and Shining Empire of Russia and the Baltics (but not Ukraine)</text:span>. They are respectively ruled by: ”Her Majesty Queen Victoria, Emperor of the United Kingdom of Britain, France, and Scandinavia; Pantheo Defensor; Protector of Ireland and Spain; Duchess of Windsor and Head of the Most Holy Churches of Great Britain.”, “Kaiser Otto von Bismarck, Chancellor of Germany, Duke of Austria, and the Pantheon’s Chosen Representative to the peoples of Europe”, and “Czarina Katherine the Great, Empress of Russia, Queen-regent of the Baltic States, and President of the Academy of Moscow.”</text:p>
      <text:p text:style-name="Standard">The penchant for long titles never went away.</text:p>
      <text:p text:style-name="Standard">The <text:span text:style-name="T1">Infinite</text:span> <text:span text:style-name="T1">Dungeon</text:span> itself resides in western the Russian Empire, somewhere north of the Black Sea along the border between Ukraine and Russia. The town (if it can be called that), Iskavi, is home to only a few small hovels, a Tavern for the adventuring folk, and a Hedge Witch who sells a few poultices and potions (as well as the ever important <text:span text:style-name="T1">Word-of-Recall</text:span> spell) to the passing adventurers. Ivan Stravinsky Stravar, the owner of the <text:span text:style-name="T1">Pleasantly Finite Tavern and Inn</text:span>, arranges for adventurers to have cheap lodging – on the condition that anything they leave behind is his if they are to die. The Hedge Witch, Matilda, assists in this process by placing a simple life-tracking spell on everyone staying at the <text:span text:style-name="T1">Pleasantly Finite</text:span>.</text:p>
      <text:h text:style-name="Heading_20_2" text:outline-level="2"/>
      <text:h text:style-name="Heading_20_2" text:outline-level="2"><text:bookmark-start text:name="_Toc441595244"/>Adventuring in the <text:span text:style-name="T1">Infinite Dungeon</text:span><text:bookmark-end text:name="_Toc441595244"/></text:h>
      <text:p text:style-name="Standard"/>
      <text:p text:style-name="Standard"><text:soft-page-break/>The Mad-Wizard Abdul Abulbul Amir built the <text:span text:style-name="T1">Infinite Dungeon</text:span> out of insanity, pride, and deep magic. He and his patron daemon-god Azir al-Deraka devised it in a fit of insane cackling and conniving wizardry. The dungeon is, to everyone’s understanding, truly infinite. As of the present day, the deepest anyone has ever delved before returning (only to die shortly after arrival from her grievous wounds), was 32 levels. The levels themselves are more or less persistent in their design, allowing for some mapping to be done, but they are preternaturally huge, and prone to the occasional magical change or alteration. Some may even contain entire pocket universes devised by the Mad-Wizard himself, or stolen from other realities.</text:p>
      <text:p text:style-name="Standard">Each level of the dungeon is randomly generated one room at a time, using a series of tables and charts specifically designed for the Infinite dungeon. Once generated, the room is entered into a map maintained by the GM, the players are welcome to do the same. Occasionally, effects may occur that change how the dungeon is connected or composed. These random events may alter the room’s features, introduce monsters, present puzzles, or even warp the party to a different part of the dungeon. Each random encounter class is specified by subsequent rolls to determine size of encounter, difficulty, and potential loot.</text:p>
      <text:p text:style-name="Standard">The most important thing to know about the <text:span text:style-name="T1">Infinite Dungeon</text:span> is that it will probably kill you. You will routinely be presented with encounters beyond your call or ken. You may be faced with the Mad Wizard himself (he will randomly appear on a floor, working new magic into the dungeon).</text:p>
      <text:p text:style-name="Standard">The watchword of <text:span text:style-name="T1">Infinite Dungeon</text:span> is randomness. Everything (more or less) is aimed to be driven by tables, die rolls, and the invisible hand of fate. The Mad Wizard lives in the dice, and he cares not for the whims of a lowly adventurer. There is no particular ‘endgame’, but over time you may determine your own. Perhaps you want to build up riches and retire wealthy and kept. Maybe you prefer to adventure and die in glorious battle in the depths. Possibly, though, you’re sinister, and that same spark of madness lives in you. Perhaps you’ll discover the mystery of the Infinite Dungeon, and become a Mad Wizard (or the Dungeon’s new master) yourself.</text:p>
      <text:p text:style-name="Standard"/>
      <text:h text:style-name="Heading_20_1" text:outline-level="1"><text:bookmark-start text:name="_Toc441595245"/>How to play<text:bookmark-end text:name="_Toc441595245"/></text:h>
      <text:p text:style-name="Standard"/>
      <text:p text:style-name="Standard">Starting to play <text:span text:style-name="T1">Infinite Dungeon</text:span> consists of three main preparatory steps.</text:p>
      <text:list xml:id="list3253301561" text:style-name="WWNum2">
        <text:list-item>
          <text:p text:style-name="P15">Choose a system.</text:p>
        </text:list-item>
        <text:list-item>
          <text:p text:style-name="P15">Prepare the Dungeon (Assistant).</text:p>
        </text:list-item>
        <text:list-item>
          <text:p text:style-name="P15">Play the Game!</text:p>
        </text:list-item>
      </text:list>
      <text:p text:style-name="P9"/>
      <text:h text:style-name="Heading_20_2" text:outline-level="2"><text:bookmark-start text:name="_Toc441595246"/>System Choice<text:bookmark-end text:name="_Toc441595246"/></text:h>
      <text:p text:style-name="Standard"/>
      <text:p text:style-name="Standard">Start by picking a system. As mentioned in the opening summary, <text:span text:style-name="T1">Infinite Dungeon</text:span> probably goes best with something in the ‘Old School Revival’ genre. Particularly focused on combat. Fantasy-style systems <text:soft-page-break/>are good, though you could certainly try out a more ‘modern’ setting if you prefer. Some suggestions (from least to most crunchy, according to the Author’s perception):</text:p>
      <text:h text:style-name="Heading_20_3" text:outline-level="3"/>
      <text:h text:style-name="Heading_20_3" text:outline-level="3"><text:bookmark-start text:name="_Toc441595247"/>Single Sheet Systems<text:bookmark-end text:name="_Toc441595247"/></text:h>
      <text:p text:style-name="Standard"/>
      <text:p text:style-name="Standard">There are a ton of great single-sheet systems around. <text:span text:style-name="T1">Infinite Dungeon</text:span> outright replaces some things in your system of choice, including money, weapons, and monsters – as such, it works really well with these rules-light systems. Note that – your system choice may need some tweaking by your DM to fix monster scaling. The game should be tough, but fair. Make sure that your players don’t suffer from any “Rocks fall and you die” unless they were <text:span text:style-name="T1">really</text:span> asking for it.</text:p>
      <text:h text:style-name="Heading_20_3" text:outline-level="3"><text:bookmark-start text:name="_Toc441595248"/>Dungeon World<text:bookmark-end text:name="_Toc441595248"/></text:h>
      <text:p text:style-name="Standard"/>
      <text:p text:style-name="Standard"><text:span text:style-name="T1">Dungeon World</text:span> is a <text:span text:style-name="T1">“Powered by the Apocalypse”</text:span> game in the vein of old-school D&amp;D. It has streamlined mechanics, a simple character generation and leveling system, and is generally a great pile of fun. <text:span text:style-name="T1">Infinite Dungeon</text:span> provides some <text:span text:style-name="T1">DW</text:span>-specific rules (in particular, GM moves). Again, you may need to tune the system here or there. The tables are designed to be tuned to the players you have, but since <text:span text:style-name="T1">Infinite</text:span> is system agnostic, there’s always room to make it fit perfectly.</text:p>
      <text:h text:style-name="Heading_20_3" text:outline-level="3"><text:bookmark-start text:name="_Toc441595249"/>Stars Without Number-compatible<text:bookmark-end text:name="_Toc441595249"/></text:h>
      <text:p text:style-name="P10">Again, while this is a fantasy-ish game, <text:span text:style-name="T1">Sine Nomine’s “Stars without Number” </text:span>system (and in particular it’s compatibles) make for a great system. What’s more – if your players find themselves on, say, a TL2 (well, maybe TL2.5ish) planet, maybe there’s a Mad Wizard waiting for them.</text:p>
      <text:h text:style-name="Heading_20_3" text:outline-level="3"><text:bookmark-start text:name="_Toc441595250"/>Basic D&amp;D (Moldvay edition)<text:bookmark-end text:name="_Toc441595250"/></text:h>
      <text:p text:style-name="Standard"/>
      <text:p text:style-name="Standard"><text:span text:style-name="T1">Basic</text:span> or <text:span text:style-name="T1">Moldvay</text:span> are old-school editions of D&amp;D. Known for simple (if somewhat archaic) rules, a focus on treasure gathering, and of course, dungeon delving. <text:span text:style-name="T1">Basic</text:span>, like <text:span text:style-name="T1">Dungeon World</text:span>, and <text:span text:style-name="T1">Dungeon Crawl Classics, </text:span>is one of the three main inspirations for <text:span text:style-name="T1">Infinite Dungeon. </text:span>It’s a great fit for the module.</text:p>
      <text:h text:style-name="Heading_20_3" text:outline-level="3"><text:bookmark-start text:name="_Toc441595251"/>Dungeon Crawl Classics<text:bookmark-end text:name="_Toc441595251"/></text:h>
      <text:h text:style-name="Heading_20_2" text:outline-level="2"/>
      <text:p text:style-name="Standard"><text:span text:style-name="T1">Dungeon Crawl Classics</text:span> is, by far, the strongest influence on <text:span text:style-name="T1">Infinite Dungeon</text:span>. Indeed, the inspiration for the Mad Wizard himself came from its pages.<text:span text:style-name="Endnote_20_Symbol"><text:note text:id="ftn1" text:note-class="endnote"><text:note-citation>i</text:note-citation><text:note-body><text:p text:style-name="P13"><text:s/>The Core Rulebook from 2012, page 117. Shows a Wizard as he gains more corruption. The bottom-center and bottom-right wizards in particular, are <text:span text:style-name="T1">exactly</text:span> what inspired me to start on <text:span text:style-name="T1">Infinite Dungeon</text:span>. Even if you never play <text:span text:style-name="T1">DCC</text:span>, go buy the core book, stare at the art. It’s wonderful and beautiful. While staring, gather friends, play the game.</text:p></text:note-body></text:note></text:span> DCC is an <text:span text:style-name="T1">unfathomably</text:span> good game. I can’t recommend it enough. It’s got everything. Rock-hard OSR mechanics, <text:span text:style-name="T1">huge</text:span> random tables, fun atmosphere and great design. It’s really one of my favorites.</text:p>
      <text:h text:style-name="Heading_20_3" text:outline-level="3"><text:bookmark-start text:name="_Toc441595252"/>Other Games<text:bookmark-end text:name="_Toc441595252"/></text:h>
      <text:p text:style-name="Standard"/>
      <text:p text:style-name="Standard">The author – despite giving it his best effort – hasn’t played every RPG available. Fear not, reader! Many games will work wonderfully with <text:span text:style-name="T1">Infinite Dungeon</text:span>. Indeed, any OSR title should work just fine. Games with odd inventory systems or weird health systems might require some hackery, but the answer isn’t to <text:soft-page-break/>despair, but to innovate! Try it out, hack <text:span text:style-name="T1">Infinite</text:span> like the Mad Wizard himself. Use what you can and leave what you can’t (or don’t like). The systems presented in the rest of this are there to be toyed with!</text:p>
      <text:p text:style-name="Standard">Some games aren’t impossible to make work with <text:span text:style-name="T1">Infinite Dungeon</text:span>, but might not be totally in line with its design philosophy. Later editions of <text:span text:style-name="T1">D&amp;D</text:span>, <text:span text:style-name="T1">Fate</text:span>, <text:span text:style-name="T1">Burning Wheel, </text:span>etc – great games all, but they focus on other types of game play, not on the straightforward sword-board-and-bags-of-gold that is <text:span text:style-name="T1">Infinite Dungeon</text:span>.</text:p>
      <text:h text:style-name="Heading_20_2" text:outline-level="2"><text:bookmark-start text:name="_Toc441595253"/>Prepare the Dungeon<text:bookmark-end text:name="_Toc441595253"/></text:h>
      <text:p text:style-name="Standard"/>
      <text:p text:style-name="Standard">There are two ways to prepare for a session of <text:span text:style-name="T1">Infinite Dungeon</text:span>. The first is to do all the rolling, mapping, and other work by hand. To do this, you’ll need a small mountain of d6, a few of the other ‘usual’ RPG die will be needed as well. Most of the game is driven by various Xd6 rolls (where, as I am obligated to explain, ‘XdY’ means ‘roll X Y-sided dice’) and table look ups.</text:p>
      <text:p text:style-name="Standard">The other way to play embraces the prevalence of modern technology. As long as you don’t mind having a laptop in front of you, there are programs that can help you run the dungeon more efficiently and with less work on your part. They’ll also help keep track of how the dungeon is connected, what rooms look like, what things have been there in the past, and other interesting and useful information.</text:p>
      <text:p text:style-name="Standard"><text:span text:style-name="T1">Infinite Dungeon</text:span> is designed to be a game played in the modern age of the internet. It’s totally appropriate to play <text:span text:style-name="T1">Infinite Dungeon</text:span> online or offline, and the game is engineered to work well in either setting, but – in this author’s opinion – <text:span text:style-name="T1">Infinite Dungeon</text:span> really shines in online play. The tools keep the system easy to run, letting you (the player or the GM) focus on the moment-to-moment action, rather than the slog of rolling up new rooms and hand-calculating hit-points.</text:p>
      <text:h text:style-name="Heading_20_2" text:outline-level="2"><text:bookmark-start text:name="_Toc441595254"/>Play the Game!<text:bookmark-end text:name="_Toc441595254"/></text:h>
      <text:p text:style-name="Standard"/>
      <text:h text:style-name="Heading_20_1" text:outline-level="1"><text:bookmark-start text:name="_Toc441595255"/>Playing the Game<text:bookmark-end text:name="_Toc441595255"/></text:h>
      <text:h text:style-name="Heading_20_2" text:outline-level="2"/>
      <text:h text:style-name="Heading_20_2" text:outline-level="2"><text:bookmark-start text:name="_Toc441595256"/>The Basic Flow<text:bookmark-end text:name="_Toc441595256"/> </text:h>
      <text:h text:style-name="Heading_20_3" text:outline-level="3"/>
      <text:p text:style-name="Standard">The basic procedure for a turn of <text:span text:style-name="T1">Infinite Dungeon</text:span> follows three main phases:</text:p>
      <text:list xml:id="list518295574" text:style-name="WWNum3">
        <text:list-item>
          <text:p text:style-name="P16">The Party Decides on an Action</text:p>
        </text:list-item>
        <text:list-item>
          <text:p text:style-name="P16">The GM details the consequences and effects of the Action</text:p>
        </text:list-item>
        <text:list-item>
          <text:p text:style-name="P16">The GM updates the game clocks, resolving any consequences from clocks that have completed.</text:p>
        </text:list-item>
      </text:list>
      <text:p text:style-name="Standard">Depending on the party’s current location, different actions (and consequences) will be available. <text:span text:style-name="T1">Infinite Dungeon</text:span> also uses a concept called ‘clocks’ to track different parts of gameplay. A primary responsibility of the GM is to know when to add a clock (they are usually consequences of actions, or consequences of other clocks completing. ‘Consequences’ are similar to GM Moves from <text:span text:style-name="T1">Powered by the Apocalypse</text:span> games. Where a given action opens up a set of moves for the GM; which they may choose to take. One difference from <text:span text:style-name="T1">PbtA</text:span>-style games, is that the details of a consequence are usually <text:soft-page-break/>determined randomly. Sometimes consequences are silent, the players won’t know what has happened. Some introduce new clocks which can introduce more consequences. However, every action has the “Abandon GM Clock” consequence as a ‘free action’ of sorts for the GM. This action allows the GM to remove a clock and still take a regular action, once per round. This allows them to manage the complexity of the game to fit both their ability (managing a lot of clocks can be hectic) and also the tone of the game. This is especially important as you delve deeper into the dungeon, as the further down you go, the more clocks will start to be generated, and the faster they will fill. </text:p>
      <text:h text:style-name="Heading_20_3" text:outline-level="3"><text:bookmark-start text:name="_Toc441595257"/>Actions<text:bookmark-end text:name="_Toc441595257"/></text:h>
      <text:p text:style-name="P4"><text:span text:style-name="T8"><text:line-break/>Actions are ‘room-scale’ – as the players leave a room to enter a new room, an action loop occurs. Travel between pre-existing rooms may trigger an action loop as well in the following cases:</text:span></text:p>
      <text:p text:style-name="P3">1. A clock has finished which results in a ‘Map Change’ consequences<text:line-break/>2. The GM decides an action loop should occur as the result of other external forces<text:line-break/>3. The players effect something large enough to warrant a new action loop.</text:p>
      <text:p text:style-name="P4"><text:span text:style-name="T8">Often action loops will occur entirely on the GM side of the screen, the action players choose may be ascertained without needing to explicitly ask what they want to do, and the GM may simply update the players appropriately.</text:span></text:p>
      <text:p text:style-name="P6"><text:span text:style-name="T9">Example Player Actions are provided in </text:span><text:span text:style-name="T3">Appendix A, </text:span><text:span text:style-name="T11">but this list should not be considered exhaustive. Players can and should do whatever they like, within the confines set for them by narrative authenticity and what the GM allows. Generally speaking the former should be more controlling than the latter. Players should not be allowed to simply declare a thing so-to-be, but the GM should view their role as one of enabling the players decisions rather than curtailing their harebrained schemes to match some story arc the GM has in mind.</text:span></text:p>
      <text:p text:style-name="P5"><text:span text:style-name="T10">GM Actions are similarly laid out in </text:span><text:span text:style-name="T2">Appendix A</text:span><text:span text:style-name="T10">, but this list should be considered somewhat more strict to follow. The GM has a lot of power in the game world, so it’s necessary to restrict them somewhat in exercising that power. Actions are rated in two ways, by size and by speed.</text:span></text:p>
      <text:p text:style-name="P5"><text:span text:style-name="T10">The </text:span><text:span text:style-name="T2">size</text:span><text:span text:style-name="T10"> of an action indicates the impact of the action on the narrative world. A </text:span><text:span text:style-name="T2">major</text:span><text:span text:style-name="T10"> action will effect things in major ways – it may delete entire rooms from the dungeon, alter it’s topology, kill players, or otherwise cause a noticeable effect which will require the players immediate and rapt attention.</text:span></text:p>
      <text:p text:style-name="P5"><text:span text:style-name="T10">A </text:span><text:span text:style-name="T2">minor</text:span><text:span text:style-name="T10"> action, analogously, creates a minor change in the narrative world. It may cause things to go missing, rooms to subtly change their structure, or enemies to re-appear in one place which the party thought safe.</text:span></text:p>
      <text:p text:style-name="P5"><text:span text:style-name="T10">A </text:span><text:span text:style-name="T2">free</text:span><text:span text:style-name="T10"> action is any action that the GM may choose to add to any other action. These often serve as modifiers. By far the most important is “Stop/Remove a Clock.” This action is covered in more detail below, but it’s intent is to allow for when players unknowingly avoid some danger/obviate some impending doom. The GM of this game is primarily concerned with managing clocks, so it’s important to make effective use of this free action as the game proceeds.</text:span></text:p>
      <text:p text:style-name="P5"><text:soft-page-break/><text:span text:style-name="T10">It is left to the GM to decide what rate the various sizes exchange between, they should always feel free to substitute one or more minor actions for a single major one, some major actions may be considered ‘more’ major than others, etc.</text:span></text:p>
      <text:p text:style-name="P5"><text:span text:style-name="T10">The </text:span><text:span text:style-name="T2">speed</text:span><text:span text:style-name="T10"> of an action indicates some constraint on when it may be taken. Actions fall into four categories: Instant, Regular, and Clocked. It’s important to note that action speed is a ‘lower bound’ – you may always delay an instant action to be a regular action or clocked action, but you should avoid making a regular action happen instantly, or a clocked action happen without completing it’s clock.</text:span></text:p>
      <text:p text:style-name="P7">Instant<text:span text:style-name="T10"> actions happen as soon as the GM decides to take them. This may range from providing a reward, to providing a challenge, to any number of other immediate effects.</text:span></text:p>
      <text:p text:style-name="P7">Regular<text:span text:style-name="T10"> actions are actions that may happen after some short delay. This may be springing a trap, introducing a puzzle element, or similar.</text:span></text:p>
      <text:p text:style-name="P7">Clocked<text:span text:style-name="T10"> actions are actions which create a clock. These actions will be associated with a </text:span>clock length<text:span text:style-name="T10"> and </text:span>trigger condition<text:span text:style-name="T10">. The </text:span>clock length<text:span text:style-name="T10"> is simply the number of triggers conditions that must be met in order to </text:span>complete<text:span text:style-name="T10"> the clock and trigger the associated action. The </text:span>trigger condition<text:span text:style-name="T10"> tells the GM when they should add to the trigger count. All clocked actions may be triggered at the GM’s discretion. They may choose to ignore a trigger or introduce a new trigger condition depending on their interpretation of events. It is encouraged that the GM try to keep additional triggers to a minimum.</text:span></text:p>
      <text:h text:style-name="Heading_20_3" text:outline-level="3"><text:bookmark-start text:name="_Toc441595258"/>Clocks<text:bookmark-end text:name="_Toc441595258"/></text:h>
      <text:p text:style-name="Standard"/>
      <text:p text:style-name="Standard">A clock is simply a die which is used by the GM or player to track a long-term effect. When an action specifies that you <text:span text:style-name="T1">start a clock</text:span>, place a dice of the size indicated in front of you, showing the highest value available. For instance, the action “The Monsters Retreat to the Darkness (d4)” means ‘place a d4 in front of you, with ‘4’ showing.’</text:p>
      <text:p text:style-name="Standard">Through various mechanics, the GM (or the nature of the clock itself) will tell you to alter the value of the clock. Some decisions depend on the value of a clock (for instance, the level of torchlight is determined by the ‘Torch’ clock, and different effects are more likely if you have more or less torchlight).</text:p>
      <text:p text:style-name="Standard">Clocks fall into three categories, Automatically Progressing Countdown Clocks (“Automatics”), Semiautomatic Progressing Countdown clocks (“Semiautomatics”), and “Manual Countdown Clocks” (“Manuals”).</text:p>
      <text:p text:style-name="Standard">Automatics are the simplest kind of clock. Every time the party begins an “Action Phase”, reduce the count of the clock by 1. The GM may instruct you to alter this based on other actions as well, but these clocks tend to represent items of constancy. Whether the length of time your torch will stay lit for, or the time it’ll take you before you get hungry and need to rest.</text:p>
      <text:p text:style-name="Standard">Semiautomatics are clocks which only count down automatically after being triggered, and may stop counting down. These clocks are used primarily for random, but common events. A semiautomatic clock is used for random encounters, for instance. There are actions the party might take that might result in the clock being ‘paused’ until some other action is taken (for instance, when the party finishes a ‘Word-of-Recall’ to get out of the dungeon, the random encounter clock is <text:span text:style-name="T1">paused</text:span>, otherwise it progresses normally, as if it were an automatic clock.)</text:p>
      <text:p text:style-name="Standard"><text:soft-page-break/>Manuals are simply clocks which require an action to tick down. They are primarily used by the GM to track events in the dungeon which are inevitable, but unpredictable. Many GM moves state “Advance a Manual clock”, often by an amount more than one. These clocks are used, specifically, to track the movement of the Mad Wizard as he delves through the dungeon, inspecting his creation. Pray to the Gods, dear adventurer, pray you never find out what happens when you meet him.</text:p>
      <text:p text:style-name="Standard">Some Clocks may be “Randomly Seeded”, these are clocks with start at a random value. Torchclocks, for instance, start at `d6 + quality`, where ‘quality’ is the quality level of the torch you bought. If you bought relatively low quality torches (say, `+4`), then you might have as few as `5` rounds before your torch goes out. A high quality lantern, however, might last far more rounds.</text:p>
      <text:p text:style-name="Standard"/>
      <text:h text:style-name="Heading_20_3" text:outline-level="3"><text:bookmark-start text:name="_Toc441595259"/>The Chart<text:bookmark-end text:name="_Toc441595259"/></text:h>
      <text:p text:style-name="Standard"/>
      <text:h text:style-name="Heading_20_3" text:outline-level="3"><text:bookmark-start text:name="_Toc441595260"/>Walking through a turn<text:bookmark-end text:name="_Toc441595260"/></text:h>
      <text:h text:style-name="Heading_20_3" text:outline-level="3"/>
      <text:h text:style-name="Heading_20_3" text:outline-level="3"><text:bookmark-start text:name="_Toc441595261"/>Building Rooms and Hallways<text:bookmark-end text:name="_Toc441595261"/></text:h>
      <text:p text:style-name="Standard"/>
      <text:h text:style-name="Heading_20_3" text:outline-level="3"><text:bookmark-start text:name="_Toc441595262"/>Treasure and Experience<text:bookmark-end text:name="_Toc441595262"/></text:h>
      <text:p text:style-name="Standard"/>
      <text:p text:style-name="Standard">Because <text:span text:style-name="T1">Infinite Dungeon</text:span> is a system-agnostic game, giving you exact details for treasure and experience will be difficult. It’s up to you to decide what is appropriate depending on your system. However, what <text:span text:style-name="T1">Infinite Dungeon</text:span> can do is give you some guidelines in a generic sense for a number of different monsters and encounter types. If you want to whole-sale replace your Treasure and Experience system, go for it, for games that wouldn’t really support that (<text:span text:style-name="T1">Torchbearer</text:span> comes to mind), you can use this as a guide for mapping rewards.<text:line-break/></text:p>
      <text:h text:style-name="Heading_20_2" text:outline-level="2"><text:bookmark-start text:name="_Toc441595263"/>In Town<text:bookmark-end text:name="_Toc441595263"/> </text:h>
      <text:h text:style-name="Heading_20_3" text:outline-level="3"/>
      <text:h text:style-name="Heading_20_3" text:outline-level="3"><text:bookmark-start text:name="_Toc441595264"/>The Tavern<text:bookmark-end text:name="_Toc441595264"/></text:h>
      <text:h text:style-name="Heading_20_3" text:outline-level="3"><text:bookmark-start text:name="_Toc441595265"/>The Hedge-Witch<text:bookmark-end text:name="_Toc441595265"/><text:bookmark text:name="_GoBack"/></text:h>
      <text:p text:style-name="Standard"/>
      <text:h text:style-name="Heading_20_3" text:outline-level="3"><text:bookmark-start text:name="_Toc441595266"/>Cost of living, Improvements, and Maintenance<text:bookmark-end text:name="_Toc441595266"/></text:h>
      <text:p text:style-name="Standard"/>
      <text:h text:style-name="Heading_20_2" text:outline-level="2"><text:bookmark-start text:name="_Toc441595267"/><text:soft-page-break/>In the Dungeon<text:bookmark-end text:name="_Toc441595267"/> </text:h>
      <text:h text:style-name="Heading_20_3" text:outline-level="3"><text:bookmark-start text:name="_Toc441595268"/>Doing things by hand<text:bookmark-end text:name="_Toc441595268"/></text:h>
      <text:h text:style-name="Heading_20_4" text:outline-level="4">Generating Rooms</text:h>
      <text:h text:style-name="Heading_20_4" text:outline-level="4">Random Encounters and Events<text:line-break/>Random Loot</text:h>
      <text:h text:style-name="Heading_20_2" text:outline-level="2"/>
      <text:h text:style-name="Heading_20_3" text:outline-level="3"><text:bookmark-start text:name="_Toc441595269"/>Doing things with the Assistant<text:bookmark-end text:name="_Toc441595269"/></text:h>
      <text:h text:style-name="Heading_20_4" text:outline-level="4">Generating Rooms</text:h>
      <text:h text:style-name="Heading_20_4" text:outline-level="4">Random Encounters and Events<text:line-break/>Random Loot</text:h>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redett@gmail.com</meta:initial-creator>
    <meta:editing-cycles>22</meta:editing-cycles>
    <meta:creation-date>2015-07-20T16:59:00</meta:creation-date>
    <dc:date>2019-11-18T13:23:10.759000000</dc:date>
    <meta:editing-duration>P23DT50M14S</meta:editing-duration>
    <meta:generator>LibreOffice/6.1.2.1$Windows_X86_64 LibreOffice_project/65905a128db06ba48db947242809d14d3f9a93fe</meta:generator>
    <meta:document-statistic meta:table-count="0" meta:image-count="0" meta:object-count="0" meta:page-count="12" meta:paragraph-count="141" meta:word-count="3803" meta:character-count="22311" meta:non-whitespace-character-count="186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